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ECE53FC75B26BC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821bc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font-name="FreeSerif" fo:font-size="10p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1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3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font-name="Liberation Serif" fo:font-size="11pt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90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1" style:family="paragraph" style:parent-style-name="Table_20_Contents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2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6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7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8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4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b7a52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b7a52" style:font-size-asian="11pt" style:font-size-complex="11pt"/>
    </style:style>
    <style:style style:name="P108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9" style:family="paragraph" style:parent-style-name="Table_20_Contents">
      <style:text-properties fo:font-variant="normal" fo:text-transform="none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110" style:family="paragraph" style:parent-style-name="Table_20_Contents" style:list-style-name="L1">
      <style:paragraph-properties fo:text-align="center" style:justify-single-word="false"/>
      <style:text-properties fo:color="#ffffff" style:font-name="FreeSerif" fo:font-size="11pt" style:font-size-asian="11pt" style:font-size-complex="11pt"/>
    </style:style>
    <style:style style:name="P111" style:family="paragraph" style:parent-style-name="Table_20_Contents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2" style:family="paragraph" style:parent-style-name="Table_20_Contents" style:list-style-name="L1">
      <style:paragraph-properties fo:text-align="center" style:justify-single-word="false"/>
      <style:text-properties style:use-window-font-color="true" style:font-name="FreeSerif" fo:font-size="11pt" style:font-size-asian="11pt" style:font-size-complex="11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821bc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font-style="normal"/>
    </style:style>
    <style:style style:name="T12" style:family="text">
      <style:text-properties fo:font-variant="normal" fo:text-transform="none" fo:font-style="normal" officeooo:rsid="00087a1f"/>
    </style:style>
    <style:style style:name="T13" style:family="text">
      <style:text-properties officeooo:rsid="002b7a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11" text:anchor-type="paragraph" svg:x="15.748cm" svg:y="9.029cm" svg:width="1.953cm" svg:height="0.947cm" draw:z-index="11"><draw:image xlink:href="Pictures/100002010000004A00000024ECE53FC75B26BC72.png" xlink:type="simple" xlink:show="embed" xlink:actuate="onLoad" loext:mime-type="image/png"/></draw:frame><draw:frame draw:style-name="fr1" draw:name="Изображение14" text:anchor-type="paragraph" svg:x="15.748cm" svg:y="9.659cm" svg:width="1.953cm" svg:height="0.947cm" draw:z-index="12"><draw:image xlink:href="Pictures/100002010000004A00000024ECE53FC75B26BC72.png" xlink:type="simple" xlink:show="embed" xlink:actuate="onLoad" loext:mime-type="image/png"/></draw:frame><draw:frame draw:style-name="fr1" draw:name="Зображення2" text:anchor-type="paragraph" svg:x="15.748cm" svg:y="11.023cm" svg:width="1.953cm" svg:height="0.947cm" draw:z-index="14"><draw:image xlink:href="Pictures/100002010000004A00000024ECE53FC75B26BC72.png" xlink:type="simple" xlink:show="embed" xlink:actuate="onLoad" loext:mime-type="image/png"/></draw:frame><draw:frame draw:style-name="fr1" draw:name="Зображення3" text:anchor-type="paragraph" svg:x="15.748cm" svg:y="11.726cm" svg:width="1.953cm" svg:height="0.947cm" draw:z-index="15"><draw:image xlink:href="Pictures/100002010000004A00000024ECE53FC75B26BC72.png" xlink:type="simple" xlink:show="embed" xlink:actuate="onLoad" loext:mime-type="image/png"/></draw:frame><draw:frame draw:style-name="fr1" draw:name="Зображення4" text:anchor-type="paragraph" svg:x="15.748cm" svg:y="12.43cm" svg:width="1.953cm" svg:height="0.947cm" draw:z-index="16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3" text:anchor-type="paragraph" svg:x="16.249cm" svg:y="2.198cm" svg:width="1.953cm" svg:height="0.947cm" draw:z-index="1"><draw:image xlink:href="Pictures/100002010000004A00000024ECE53FC75B26BC72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3802965097" text:style-name="L1">
              <text:list-item>
                <text:p text:style-name="P98"><draw:frame draw:style-name="fr1" draw:name="Изображение2" text:anchor-type="paragraph" svg:x="16.249cm" svg:y="0.482cm" svg:width="1.953cm" svg:height="0.947cm" draw:z-index="2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91">Германенко Дмитро</text:p>
          </table:table-cell>
          <table:table-cell table:style-name="Таблица1.C2" office:value-type="string">
            <text:p text:style-name="P29">1<text:span text:style-name="T7">0</text:span>-<text:span text:style-name="T13">Б</text:span></text:p>
          </table:table-cell>
          <table:table-cell table:style-name="Таблица1.D2" office:value-type="string">
            <text:p text:style-name="P71"><text:span text:style-name="T7">05.09</text:span>.201<text:span text:style-name="T9">8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545330218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3" office:value-type="string">
            <text:p text:style-name="P91">Колесников Микола</text:p>
          </table:table-cell>
          <table:table-cell table:style-name="Таблица1.C3" office:value-type="string">
            <text:p text:style-name="P107">1<text:span text:style-name="T7">0</text:span>-<text:span text:style-name="T13">Б</text:span></text:p>
          </table:table-cell>
          <table:table-cell table:style-name="Таблица1.D3" office:value-type="string">
            <text:p text:style-name="P106"><text:span text:style-name="T7">05.09</text:span>.201<text:span text:style-name="T9">8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5313971118" text:continue-numbering="true" text:style-name="L1">
              <text:list-item>
                <text:p text:style-name="P98"><draw:frame draw:style-name="fr1" draw:name="Изображение4" text:anchor-type="paragraph" svg:x="16.249cm" svg:y="0.474cm" svg:width="1.953cm" svg:height="0.947cm" draw:z-index="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91">Корабльов Сергій</text:p>
          </table:table-cell>
          <table:table-cell table:style-name="Таблица1.C4" office:value-type="string">
            <text:p text:style-name="P107">1<text:span text:style-name="T7">0</text:span>-<text:span text:style-name="T13">Б</text:span></text:p>
          </table:table-cell>
          <table:table-cell table:style-name="Таблица1.D4" office:value-type="string">
            <text:p text:style-name="P106"><text:span text:style-name="T7">05.09</text:span>.201<text:span text:style-name="T9">8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292332715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5" office:value-type="string">
            <text:p text:style-name="P91">Кривець Антон</text:p>
          </table:table-cell>
          <table:table-cell table:style-name="Таблица1.C5" office:value-type="string">
            <text:p text:style-name="P107">1<text:span text:style-name="T7">0</text:span>-<text:span text:style-name="T13">Б</text:span></text:p>
          </table:table-cell>
          <table:table-cell table:style-name="Таблица1.D5" office:value-type="string">
            <text:p text:style-name="P106"><text:span text:style-name="T7">05.09</text:span>.201<text:span text:style-name="T9">8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05622621878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6" office:value-type="string">
            <text:p text:style-name="P91">Малигін Єгор</text:p>
          </table:table-cell>
          <table:table-cell table:style-name="Таблица1.C6" office:value-type="string">
            <text:p text:style-name="P107">1<text:span text:style-name="T7">0</text:span>-<text:span text:style-name="T13">Б</text:span></text:p>
          </table:table-cell>
          <table:table-cell table:style-name="Таблица1.D6" office:value-type="string">
            <text:p text:style-name="P106"><text:span text:style-name="T7">05.09</text:span>.201<text:span text:style-name="T9">8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1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056117582538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7" office:value-type="string">
            <text:p text:style-name="P91">Муленко Анастасія</text:p>
          </table:table-cell>
          <table:table-cell table:style-name="Таблица1.C7" office:value-type="string">
            <text:p text:style-name="P107">1<text:span text:style-name="T7">0</text:span>-<text:span text:style-name="T13">Б</text:span></text:p>
          </table:table-cell>
          <table:table-cell table:style-name="Таблица1.D7" office:value-type="string">
            <text:p text:style-name="P106"><text:span text:style-name="T7">05.09</text:span>.201<text:span text:style-name="T9">8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054908799980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8" office:value-type="string">
            <text:p text:style-name="P91">Ніколаєва Лілія</text:p>
          </table:table-cell>
          <table:table-cell table:style-name="Таблица1.C8" office:value-type="string">
            <text:p text:style-name="P107">1<text:span text:style-name="T7">0</text:span>-<text:span text:style-name="T13">Б</text:span></text:p>
          </table:table-cell>
          <table:table-cell table:style-name="Таблица1.D8" office:value-type="string">
            <text:p text:style-name="P106"><text:span text:style-name="T7">05.09</text:span>.201<text:span text:style-name="T9">8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054858261758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9" office:value-type="string">
            <text:p text:style-name="P91">Песков Максим</text:p>
          </table:table-cell>
          <table:table-cell table:style-name="Таблица1.C9" office:value-type="string">
            <text:p text:style-name="P107">1<text:span text:style-name="T7">0</text:span>-<text:span text:style-name="T13">Б</text:span></text:p>
          </table:table-cell>
          <table:table-cell table:style-name="Таблица1.D9" office:value-type="string">
            <text:p text:style-name="P106"><text:span text:style-name="T7">05.09</text:span>.201<text:span text:style-name="T9">8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05645262381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0" office:value-type="string">
            <text:p text:style-name="P91">Пісчиков Дмитро</text:p>
          </table:table-cell>
          <table:table-cell table:style-name="Таблица1.C10" office:value-type="string">
            <text:p text:style-name="P107">1<text:span text:style-name="T7">0</text:span>-<text:span text:style-name="T13">Б</text:span></text:p>
          </table:table-cell>
          <table:table-cell table:style-name="Таблица1.D10" office:value-type="string">
            <text:p text:style-name="P106"><text:span text:style-name="T7">05.09</text:span>.201<text:span text:style-name="T9">8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054720795082" text:continue-numbering="true" text:style-name="L1">
              <text:list-item>
                <text:p text:style-name="P98"><draw:frame draw:style-name="fr1" draw:name="Изображение12" text:anchor-type="paragraph" svg:x="16.249cm" svg:y="0.503cm" svg:width="1.953cm" svg:height="0.947cm" draw:z-index="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91"><text:span text:style-name="T11">Породько</text:span><text:span text:style-name="T10"> </text:span><text:span text:style-name="T11">Сергій</text:span></text:p>
          </table:table-cell>
          <table:table-cell table:style-name="Таблица1.C11" office:value-type="string">
            <text:p text:style-name="P107">1<text:span text:style-name="T7">0</text:span>-<text:span text:style-name="T13">Б</text:span></text:p>
          </table:table-cell>
          <table:table-cell table:style-name="Таблица1.D11" office:value-type="string">
            <text:p text:style-name="P106"><text:span text:style-name="T7">05.09</text:span>.201<text:span text:style-name="T9">8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529529804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2" office:value-type="string">
            <text:p text:style-name="P91">Руденко Костянтин</text:p>
          </table:table-cell>
          <table:table-cell table:style-name="Таблица1.C12" office:value-type="string">
            <text:p text:style-name="P107">1<text:span text:style-name="T7">0</text:span>-<text:span text:style-name="T13">Б</text:span></text:p>
          </table:table-cell>
          <table:table-cell table:style-name="Таблица1.D12" office:value-type="string">
            <text:p text:style-name="P106"><text:span text:style-name="T7">05.09</text:span>.201<text:span text:style-name="T9">8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152036098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3" office:value-type="string">
            <text:p text:style-name="P91">Сполович Олексій</text:p>
          </table:table-cell>
          <table:table-cell table:style-name="Таблица1.C13" office:value-type="string">
            <text:p text:style-name="P107">1<text:span text:style-name="T7">0</text:span>-<text:span text:style-name="T13">Б</text:span></text:p>
          </table:table-cell>
          <table:table-cell table:style-name="Таблица1.D13" office:value-type="string">
            <text:p text:style-name="P106"><text:span text:style-name="T7">05.09</text:span>.201<text:span text:style-name="T9">8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5300727044" text:continue-numbering="true" text:style-name="L1">
              <text:list-item>
                <text:p text:style-name="P98"><draw:frame draw:style-name="fr1" draw:name="Зображення1" text:anchor-type="paragraph" svg:x="16.249cm" svg:y="0.452cm" svg:width="1.953cm" svg:height="0.947cm" draw:z-index="1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4" office:value-type="string">
            <text:p text:style-name="P91">Сущенко Каміла</text:p>
          </table:table-cell>
          <table:table-cell table:style-name="Таблица1.C14" office:value-type="string">
            <text:p text:style-name="P107">1<text:span text:style-name="T7">0</text:span>-<text:span text:style-name="T13">Б</text:span></text:p>
          </table:table-cell>
          <table:table-cell table:style-name="Таблица1.D14" office:value-type="string">
            <text:p text:style-name="P106"><text:span text:style-name="T7">05.09</text:span>.201<text:span text:style-name="T9">8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068133211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15" office:value-type="string">
            <text:p text:style-name="P91">Тимашова Анастасія</text:p>
          </table:table-cell>
          <table:table-cell table:style-name="Таблица1.C15" office:value-type="string">
            <text:p text:style-name="P107">1<text:span text:style-name="T7">0</text:span>-<text:span text:style-name="T13">Б</text:span></text:p>
          </table:table-cell>
          <table:table-cell table:style-name="Таблица1.D15" office:value-type="string">
            <text:p text:style-name="P106"><text:span text:style-name="T7">05.09</text:span>.201<text:span text:style-name="T9">8</text:span></text:p>
          </table:table-cell>
          <table:table-cell table:style-name="Таблица1.E15" office:value-type="string">
            <text:p text:style-name="P107">первинний</text:p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570855274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16" office:value-type="string">
            <text:p text:style-name="P91">Ткаченко Ольга</text:p>
          </table:table-cell>
          <table:table-cell table:style-name="Таблица1.C16" office:value-type="string">
            <text:p text:style-name="P107">1<text:span text:style-name="T7">0</text:span>-<text:span text:style-name="T13">Б</text:span></text:p>
          </table:table-cell>
          <table:table-cell table:style-name="Таблица1.D16" office:value-type="string">
            <text:p text:style-name="P106"><text:span text:style-name="T7">05.09</text:span>.201<text:span text:style-name="T9">8</text:span></text:p>
          </table:table-cell>
          <table:table-cell table:style-name="Таблица1.E16" office:value-type="string">
            <text:p text:style-name="P107">первинний</text:p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066689329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17" office:value-type="string">
            <text:p text:style-name="P91"><text:span text:style-name="T11">Федо</text:span><text:span text:style-name="T12">ре</text:span><text:span text:style-name="T11">нко Савелій</text:span></text:p>
          </table:table-cell>
          <table:table-cell table:style-name="Таблица1.C17" office:value-type="string">
            <text:p text:style-name="P107">1<text:span text:style-name="T7">0</text:span>-<text:span text:style-name="T13">Б</text:span></text:p>
          </table:table-cell>
          <table:table-cell table:style-name="Таблица1.D17" office:value-type="string">
            <text:p text:style-name="P106"><text:span text:style-name="T7">05.09</text:span>.201<text:span text:style-name="T9">8</text:span></text:p>
          </table:table-cell>
          <table:table-cell table:style-name="Таблица1.E17" office:value-type="string">
            <text:p text:style-name="P107">первинний</text:p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054939203" text:continue-numbering="true" text:style-name="L1">
              <text:list-item>
                <text:p text:style-name="P112"/>
              </text:list-item>
            </text:list>
          </table:table-cell>
          <table:table-cell table:style-name="Таблица1.B18" office:value-type="string">
            <text:p text:style-name="P91">Шаров Микита</text:p>
          </table:table-cell>
          <table:table-cell table:style-name="Таблица1.C18" office:value-type="string">
            <text:p text:style-name="P107">1<text:span text:style-name="T7">0</text:span>-<text:span text:style-name="T13">Б</text:span></text:p>
          </table:table-cell>
          <table:table-cell table:style-name="Таблица1.D18" office:value-type="string">
            <text:p text:style-name="P106"><text:span text:style-name="T7">05.09</text:span>.201<text:span text:style-name="T9">8</text:span></text:p>
          </table:table-cell>
          <table:table-cell table:style-name="Таблица1.E18" office:value-type="string">
            <text:p text:style-name="P107">первинний</text:p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647346747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B19" office:value-type="string">
            <text:p text:style-name="P74"/>
          </table:table-cell>
          <table:table-cell table:style-name="Таблица1.C19" office:value-type="string">
            <text:p text:style-name="P39"/>
          </table:table-cell>
          <table:table-cell table:style-name="Таблица1.D19" office:value-type="string">
            <text:p text:style-name="P72"/>
          </table:table-cell>
          <table:table-cell table:style-name="Таблица1.E19" office:value-type="string">
            <text:p text:style-name="P29"/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676673875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B20" office:value-type="string">
            <text:p text:style-name="P74"/>
          </table:table-cell>
          <table:table-cell table:style-name="Таблица1.C20" office:value-type="string">
            <text:p text:style-name="P39"/>
          </table:table-cell>
          <table:table-cell table:style-name="Таблица1.D20" office:value-type="string">
            <text:p text:style-name="P72"/>
          </table:table-cell>
          <table:table-cell table:style-name="Таблица1.E20" office:value-type="string">
            <text:p text:style-name="P29"/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5529235141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B21" office:value-type="string">
            <text:p text:style-name="P74"/>
          </table:table-cell>
          <table:table-cell table:style-name="Таблица1.C21" office:value-type="string">
            <text:p text:style-name="P39"/>
          </table:table-cell>
          <table:table-cell table:style-name="Таблица1.D21" office:value-type="string">
            <text:p text:style-name="P72"/>
          </table:table-cell>
          <table:table-cell table:style-name="Таблица1.E21" office:value-type="string">
            <text:p text:style-name="P29"/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5508819722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B22" office:value-type="string">
            <text:p text:style-name="P74"/>
          </table:table-cell>
          <table:table-cell table:style-name="Таблица1.C22" office:value-type="string">
            <text:p text:style-name="P39"/>
          </table:table-cell>
          <table:table-cell table:style-name="Таблица1.D22" office:value-type="string">
            <text:p text:style-name="P72"/>
          </table:table-cell>
          <table:table-cell table:style-name="Таблица1.E22" office:value-type="string">
            <text:p text:style-name="P29"/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6692244443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B23" office:value-type="string">
            <text:p text:style-name="P74"/>
          </table:table-cell>
          <table:table-cell table:style-name="Таблица1.C23" office:value-type="string">
            <text:p text:style-name="P39"/>
          </table:table-cell>
          <table:table-cell table:style-name="Таблица1.D23" office:value-type="string">
            <text:p text:style-name="P72"/>
          </table:table-cell>
          <table:table-cell table:style-name="Таблица1.E23" office:value-type="string">
            <text:p text:style-name="P29"/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p text:style-name="P40"/>
          </table:table-cell>
          <table:table-cell table:style-name="Таблица1.B24" office:value-type="string">
            <text:p text:style-name="P92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1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055568016527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1055535191715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1055894058082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1055485475639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1056435761934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9" office:value-type="string">
            <text:p text:style-name="P92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<text:soft-page-break/></text:p>
      <text:p text:style-name="P6"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9105467973690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" office:value-type="string">
            <text:p text:style-name="P89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40956781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" office:value-type="string">
            <text:p text:style-name="P89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76173327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4" office:value-type="string">
            <text:p text:style-name="P89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96021047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5" office:value-type="string">
            <text:p text:style-name="P89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52303139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6" office:value-type="string">
            <text:p text:style-name="P89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54059648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7" office:value-type="string">
            <text:p text:style-name="P89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13037183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8" office:value-type="string">
            <text:p text:style-name="P89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13775218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9" office:value-type="string">
            <text:p text:style-name="P89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466207578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0" office:value-type="string">
            <text:p text:style-name="P89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343267447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1" office:value-type="string">
            <text:p text:style-name="P89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65346504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2" office:value-type="string">
            <text:p text:style-name="P89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73480735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3" office:value-type="string">
            <text:p text:style-name="P89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54386767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4" office:value-type="string">
            <text:p text:style-name="P89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69088878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5" office:value-type="string">
            <text:p text:style-name="P89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04860658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6" office:value-type="string">
            <text:p text:style-name="P89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477727038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7" office:value-type="string">
            <text:p text:style-name="P89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633428557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8" office:value-type="string">
            <text:p text:style-name="P89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490085304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9" office:value-type="string">
            <text:p text:style-name="P89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98864729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0" office:value-type="string">
            <text:p text:style-name="P89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10170499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1" office:value-type="string">
            <text:p text:style-name="P89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95480231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2" office:value-type="string">
            <text:p text:style-name="P89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23553073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3" office:value-type="string">
            <text:p text:style-name="P89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20113718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4" office:value-type="string">
            <text:p text:style-name="P89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03271347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39435327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22249779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603809513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15778871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83806804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0" office:value-type="string">
            <text:p text:style-name="P89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05527422539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1" office:value-type="string">
            <text:p text:style-name="P89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3650974290" text:style-name="L2">
              <text:list-item>
                <text:p text:style-name="P100"/>
              </text:list-item>
            </text:list>
          </table:table-cell>
          <table:table-cell table:style-name="Таблица2.B2" office:value-type="string">
            <text:p text:style-name="P86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61046283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" office:value-type="string">
            <text:p text:style-name="P86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9060305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4" office:value-type="string">
            <text:p text:style-name="P86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62404841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5" office:value-type="string">
            <text:p text:style-name="P86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65468142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6" office:value-type="string">
            <text:p text:style-name="P86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61622190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7" office:value-type="string">
            <text:p text:style-name="P86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5529575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8" office:value-type="string">
            <text:p text:style-name="P86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2370470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9" office:value-type="string">
            <text:p text:style-name="P86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66179193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0" office:value-type="string">
            <text:p text:style-name="P86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65503621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1" office:value-type="string">
            <text:p text:style-name="P86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60956664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2" office:value-type="string">
            <text:p text:style-name="P86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49438807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3" office:value-type="string">
            <text:p text:style-name="P86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0502894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4" office:value-type="string">
            <text:p text:style-name="P86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48810409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5" office:value-type="string">
            <text:p text:style-name="P86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5238303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6" office:value-type="string">
            <text:p text:style-name="P86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60868713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7" office:value-type="string">
            <text:p text:style-name="P86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8661033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8" office:value-type="string">
            <text:p text:style-name="P86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48876764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9" office:value-type="string">
            <text:p text:style-name="P86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9969724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0" office:value-type="string">
            <text:p text:style-name="P86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3056150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1" office:value-type="string">
            <text:p text:style-name="P86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1287934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2" office:value-type="string">
            <text:p text:style-name="P86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49433330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3" office:value-type="string">
            <text:p text:style-name="P86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1562830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4" office:value-type="string">
            <text:p text:style-name="P86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0554677050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66869575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59079650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57126006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54553896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59279799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0" office:value-type="string">
            <text:p text:style-name="P86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66260227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51516008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52878853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61117627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0556277822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5" office:value-type="string">
            <text:p text:style-name="P86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7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910568813439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" office:value-type="string">
            <text:p text:style-name="P90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8108506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" office:value-type="string">
            <text:p text:style-name="P90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49595042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4" office:value-type="string">
            <text:p text:style-name="P90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40173411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5" office:value-type="string">
            <text:p text:style-name="P90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495652447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6" office:value-type="string">
            <text:p text:style-name="P90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51157226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7" office:value-type="string">
            <text:p text:style-name="P90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27221393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8" office:value-type="string">
            <text:p text:style-name="P90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3145993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9" office:value-type="string">
            <text:p text:style-name="P90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49980837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0" office:value-type="string">
            <text:p text:style-name="P90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8023637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1" office:value-type="string">
            <text:p text:style-name="P90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7886257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2" office:value-type="string">
            <text:p text:style-name="P90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1031231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3" office:value-type="string">
            <text:p text:style-name="P90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85921437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4" office:value-type="string">
            <text:p text:style-name="P90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49431275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5" office:value-type="string">
            <text:p text:style-name="P90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0706714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6" office:value-type="string">
            <text:p text:style-name="P90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6477525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7" office:value-type="string">
            <text:p text:style-name="P90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8939168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8" office:value-type="string">
            <text:p text:style-name="P90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70518087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9" office:value-type="string">
            <text:p text:style-name="P90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4571156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0" office:value-type="string">
            <text:p text:style-name="P90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5360350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1" office:value-type="string">
            <text:p text:style-name="P90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70048949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2" office:value-type="string">
            <text:p text:style-name="P90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03457283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3" office:value-type="string">
            <text:p text:style-name="P90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6133795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4" office:value-type="string">
            <text:p text:style-name="P90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8572003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1508791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8650131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71328297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2591217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87871329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0" office:value-type="string">
            <text:p text:style-name="P90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77157367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7377941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3480574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543544323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0566801887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5" office:value-type="string">
            <text:p text:style-name="P90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ЗАТВЕРДЖУЮ</text:p>
      <text:p text:style-name="P1">Директор школи</text:p>
      <text:p text:style-name="P1"><text:soft-page-break/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91056216190683" text:continue-list="list91056680188744" text:style-name="L2">
              <text:list-item text:start-value="1">
                <text:p text:style-name="P100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6918963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66328743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69516593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6493852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4463180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67992502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4099640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70632869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1560435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7521593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68317046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5621762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71286728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5497177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4240376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71386393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67312441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66086576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7776650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8705626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8496006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54561615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0569957907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0552783686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0554551800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0558087695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0564229199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0555037525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0553428853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6">№</text:p>
          </table:table-cell>
          <table:table-cell table:style-name="Таблица4.A1" office:value-type="string">
            <text:p text:style-name="P76">Прізвище, ім’я учня</text:p>
          </table:table-cell>
          <table:table-cell table:style-name="Таблица4.A1" office:value-type="string">
            <text:p text:style-name="P76">Клас</text:p>
          </table:table-cell>
          <table:table-cell table:style-name="Таблица4.A1" office:value-type="string">
            <text:p text:style-name="P76">Дата інструктажу</text:p>
          </table:table-cell>
          <table:table-cell table:style-name="Таблица4.A1" office:value-type="string">
            <text:p text:style-name="P76">Назва інструктажу</text:p>
          </table:table-cell>
          <table:table-cell table:style-name="Таблица4.A1" office:value-type="string">
            <text:p text:style-name="P76">Підпис учня</text:p>
          </table:table-cell>
          <table:table-cell table:style-name="Таблица4.G1" office:value-type="string">
            <text:p text:style-name="P76">Підпис <text:span text:style-name="T1">вчителя</text:span></text:p>
          </table:table-cell>
        </table:table-row>
        <text:soft-page-break/>
        <table:table-row table:style-name="Таблица4.2">
          <table:table-cell table:style-name="Таблица4.A2" office:value-type="string">
            <text:list xml:id="list91056457997892" text:continue-list="list91055342885378" text:style-name="L2">
              <text:list-item text:start-value="1">
                <text:p text:style-name="P108"/>
              </text:list-item>
            </text:list>
          </table:table-cell>
          <table:table-cell table:style-name="Таблица4.B2" office:value-type="string">
            <text:p text:style-name="P81">Байдин Никита</text:p>
          </table:table-cell>
          <table:table-cell table:style-name="Таблица4.C2" office:value-type="string">
            <text:p text:style-name="P82">10-В</text:p>
          </table:table-cell>
          <table:table-cell table:style-name="Таблица4.D2" office:value-type="string">
            <text:p text:style-name="P79"/>
          </table:table-cell>
          <table:table-cell table:style-name="Таблица4.E2" office:value-type="string">
            <text:p text:style-name="P76">первинний</text:p>
          </table:table-cell>
          <table:table-cell table:style-name="Таблица4.F2" office:value-type="string">
            <text:p text:style-name="P79"/>
          </table:table-cell>
          <table:table-cell table:style-name="Таблица4.G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76975628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" office:value-type="string">
            <text:p text:style-name="P75">Баришніков Дмитро</text:p>
          </table:table-cell>
          <table:table-cell table:style-name="Таблица4.C3" office:value-type="string">
            <text:p text:style-name="P82">10-В</text:p>
          </table:table-cell>
          <table:table-cell table:style-name="Таблица4.D3" office:value-type="string">
            <text:p text:style-name="P79"/>
          </table:table-cell>
          <table:table-cell table:style-name="Таблица4.E3" office:value-type="string">
            <text:p text:style-name="P76">первинний</text:p>
          </table:table-cell>
          <table:table-cell table:style-name="Таблица4.F3" office:value-type="string">
            <text:p text:style-name="P79"/>
          </table:table-cell>
          <table:table-cell table:style-name="Таблица4.G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88824189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4" office:value-type="string">
            <text:p text:style-name="P75">Веселов Михайло</text:p>
          </table:table-cell>
          <table:table-cell table:style-name="Таблица4.C4" office:value-type="string">
            <text:p text:style-name="P82">10-В</text:p>
          </table:table-cell>
          <table:table-cell table:style-name="Таблица4.D4" office:value-type="string">
            <text:p text:style-name="P79"/>
          </table:table-cell>
          <table:table-cell table:style-name="Таблица4.E4" office:value-type="string">
            <text:p text:style-name="P76">первинний</text:p>
          </table:table-cell>
          <table:table-cell table:style-name="Таблица4.F4" office:value-type="string">
            <text:p text:style-name="P79"/>
          </table:table-cell>
          <table:table-cell table:style-name="Таблица4.G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88304460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5" office:value-type="string">
            <text:p text:style-name="P75">Височанський Владислав</text:p>
          </table:table-cell>
          <table:table-cell table:style-name="Таблица4.C5" office:value-type="string">
            <text:p text:style-name="P82">10-В</text:p>
          </table:table-cell>
          <table:table-cell table:style-name="Таблица4.D5" office:value-type="string">
            <text:p text:style-name="P79"/>
          </table:table-cell>
          <table:table-cell table:style-name="Таблица4.E5" office:value-type="string">
            <text:p text:style-name="P76">первинний</text:p>
          </table:table-cell>
          <table:table-cell table:style-name="Таблица4.F5" office:value-type="string">
            <text:p text:style-name="P79"/>
          </table:table-cell>
          <table:table-cell table:style-name="Таблица4.G5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640800135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6" office:value-type="string">
            <text:p text:style-name="P75">Волобуєва Тетяна</text:p>
          </table:table-cell>
          <table:table-cell table:style-name="Таблица4.C6" office:value-type="string">
            <text:p text:style-name="P82">10-В</text:p>
          </table:table-cell>
          <table:table-cell table:style-name="Таблица4.D6" office:value-type="string">
            <text:p text:style-name="P79"/>
          </table:table-cell>
          <table:table-cell table:style-name="Таблица4.E6" office:value-type="string">
            <text:p text:style-name="P76">первинний</text:p>
          </table:table-cell>
          <table:table-cell table:style-name="Таблица4.F6" office:value-type="string">
            <text:p text:style-name="P79"/>
          </table:table-cell>
          <table:table-cell table:style-name="Таблица4.G6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43768723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7" office:value-type="string">
            <text:p text:style-name="P75">Дудкіна Ганна</text:p>
          </table:table-cell>
          <table:table-cell table:style-name="Таблица4.C7" office:value-type="string">
            <text:p text:style-name="P82">10-В</text:p>
          </table:table-cell>
          <table:table-cell table:style-name="Таблица4.D7" office:value-type="string">
            <text:p text:style-name="P79"/>
          </table:table-cell>
          <table:table-cell table:style-name="Таблица4.E7" office:value-type="string">
            <text:p text:style-name="P76">первинний</text:p>
          </table:table-cell>
          <table:table-cell table:style-name="Таблица4.F7" office:value-type="string">
            <text:p text:style-name="P79"/>
          </table:table-cell>
          <table:table-cell table:style-name="Таблица4.G7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670918003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8" office:value-type="string">
            <text:p text:style-name="P75">Єгіазарян Давіт</text:p>
          </table:table-cell>
          <table:table-cell table:style-name="Таблица4.C8" office:value-type="string">
            <text:p text:style-name="P82">10-В</text:p>
          </table:table-cell>
          <table:table-cell table:style-name="Таблица4.D8" office:value-type="string">
            <text:p text:style-name="P79"/>
          </table:table-cell>
          <table:table-cell table:style-name="Таблица4.E8" office:value-type="string">
            <text:p text:style-name="P76">первинний</text:p>
          </table:table-cell>
          <table:table-cell table:style-name="Таблица4.F8" office:value-type="string">
            <text:p text:style-name="P79"/>
          </table:table-cell>
          <table:table-cell table:style-name="Таблица4.G8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60568886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9" office:value-type="string">
            <text:p text:style-name="P75">Замишляєва Ганна</text:p>
          </table:table-cell>
          <table:table-cell table:style-name="Таблица4.C9" office:value-type="string">
            <text:p text:style-name="P82">10-В</text:p>
          </table:table-cell>
          <table:table-cell table:style-name="Таблица4.D9" office:value-type="string">
            <text:p text:style-name="P79"/>
          </table:table-cell>
          <table:table-cell table:style-name="Таблица4.E9" office:value-type="string">
            <text:p text:style-name="P76">первинний</text:p>
          </table:table-cell>
          <table:table-cell table:style-name="Таблица4.F9" office:value-type="string">
            <text:p text:style-name="P79"/>
          </table:table-cell>
          <table:table-cell table:style-name="Таблица4.G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43963312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0" office:value-type="string">
            <text:p text:style-name="P75">Земляний Олександр</text:p>
          </table:table-cell>
          <table:table-cell table:style-name="Таблица4.C10" office:value-type="string">
            <text:p text:style-name="P82">10-В</text:p>
          </table:table-cell>
          <table:table-cell table:style-name="Таблица4.D10" office:value-type="string">
            <text:p text:style-name="P79"/>
          </table:table-cell>
          <table:table-cell table:style-name="Таблица4.E10" office:value-type="string">
            <text:p text:style-name="P76">первинний</text:p>
          </table:table-cell>
          <table:table-cell table:style-name="Таблица4.F10" office:value-type="string">
            <text:p text:style-name="P79"/>
          </table:table-cell>
          <table:table-cell table:style-name="Таблица4.G1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627193314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1" office:value-type="string">
            <text:p text:style-name="P75">Іванісов Денис</text:p>
          </table:table-cell>
          <table:table-cell table:style-name="Таблица4.C11" office:value-type="string">
            <text:p text:style-name="P82">10-В</text:p>
          </table:table-cell>
          <table:table-cell table:style-name="Таблица4.D11" office:value-type="string">
            <text:p text:style-name="P79"/>
          </table:table-cell>
          <table:table-cell table:style-name="Таблица4.E11" office:value-type="string">
            <text:p text:style-name="P76">первинний</text:p>
          </table:table-cell>
          <table:table-cell table:style-name="Таблица4.F11" office:value-type="string">
            <text:p text:style-name="P79"/>
          </table:table-cell>
          <table:table-cell table:style-name="Таблица4.G11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613429734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2" office:value-type="string">
            <text:p text:style-name="P75">Коваль Наталія</text:p>
          </table:table-cell>
          <table:table-cell table:style-name="Таблица4.C12" office:value-type="string">
            <text:p text:style-name="P82">10-В</text:p>
          </table:table-cell>
          <table:table-cell table:style-name="Таблица4.D12" office:value-type="string">
            <text:p text:style-name="P79"/>
          </table:table-cell>
          <table:table-cell table:style-name="Таблица4.E12" office:value-type="string">
            <text:p text:style-name="P76">первинний</text:p>
          </table:table-cell>
          <table:table-cell table:style-name="Таблица4.F12" office:value-type="string">
            <text:p text:style-name="P79"/>
          </table:table-cell>
          <table:table-cell table:style-name="Таблица4.G1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629954512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3" office:value-type="string">
            <text:p text:style-name="P75">Ковальов Юрій</text:p>
          </table:table-cell>
          <table:table-cell table:style-name="Таблица4.C13" office:value-type="string">
            <text:p text:style-name="P82">10-В</text:p>
          </table:table-cell>
          <table:table-cell table:style-name="Таблица4.D13" office:value-type="string">
            <text:p text:style-name="P79"/>
          </table:table-cell>
          <table:table-cell table:style-name="Таблица4.E13" office:value-type="string">
            <text:p text:style-name="P76">первинний</text:p>
          </table:table-cell>
          <table:table-cell table:style-name="Таблица4.F13" office:value-type="string">
            <text:p text:style-name="P79"/>
          </table:table-cell>
          <table:table-cell table:style-name="Таблица4.G1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25823728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4" office:value-type="string">
            <text:p text:style-name="P75">Кряж Дмитро</text:p>
          </table:table-cell>
          <table:table-cell table:style-name="Таблица4.C14" office:value-type="string">
            <text:p text:style-name="P82">10-В</text:p>
          </table:table-cell>
          <table:table-cell table:style-name="Таблица4.D14" office:value-type="string">
            <text:p text:style-name="P79"/>
          </table:table-cell>
          <table:table-cell table:style-name="Таблица4.E14" office:value-type="string">
            <text:p text:style-name="P76">первинний</text:p>
          </table:table-cell>
          <table:table-cell table:style-name="Таблица4.F14" office:value-type="string">
            <text:p text:style-name="P79"/>
          </table:table-cell>
          <table:table-cell table:style-name="Таблица4.G1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98920403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5" office:value-type="string">
            <text:p text:style-name="P75">Куршубадзе Еліта</text:p>
          </table:table-cell>
          <table:table-cell table:style-name="Таблица4.C15" office:value-type="string">
            <text:p text:style-name="P82">10-В</text:p>
          </table:table-cell>
          <table:table-cell table:style-name="Таблица4.D15" office:value-type="string">
            <text:p text:style-name="P79"/>
          </table:table-cell>
          <table:table-cell table:style-name="Таблица4.E15" office:value-type="string">
            <text:p text:style-name="P76">первинний</text:p>
          </table:table-cell>
          <table:table-cell table:style-name="Таблица4.F15" office:value-type="string">
            <text:p text:style-name="P79"/>
          </table:table-cell>
          <table:table-cell table:style-name="Таблица4.G15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640065159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6" office:value-type="string">
            <text:p text:style-name="P75">Лебідь Вікторія</text:p>
          </table:table-cell>
          <table:table-cell table:style-name="Таблица4.C16" office:value-type="string">
            <text:p text:style-name="P82">10-В</text:p>
          </table:table-cell>
          <table:table-cell table:style-name="Таблица4.D16" office:value-type="string">
            <text:p text:style-name="P79"/>
          </table:table-cell>
          <table:table-cell table:style-name="Таблица4.E16" office:value-type="string">
            <text:p text:style-name="P76">первинний</text:p>
          </table:table-cell>
          <table:table-cell table:style-name="Таблица4.F16" office:value-type="string">
            <text:p text:style-name="P79"/>
          </table:table-cell>
          <table:table-cell table:style-name="Таблица4.G16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671450290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7" office:value-type="string">
            <text:p text:style-name="P75">Луценко Олександр</text:p>
          </table:table-cell>
          <table:table-cell table:style-name="Таблица4.C17" office:value-type="string">
            <text:p text:style-name="P82">10-В</text:p>
          </table:table-cell>
          <table:table-cell table:style-name="Таблица4.D17" office:value-type="string">
            <text:p text:style-name="P79"/>
          </table:table-cell>
          <table:table-cell table:style-name="Таблица4.E17" office:value-type="string">
            <text:p text:style-name="P76">первинний</text:p>
          </table:table-cell>
          <table:table-cell table:style-name="Таблица4.F17" office:value-type="string">
            <text:p text:style-name="P79"/>
          </table:table-cell>
          <table:table-cell table:style-name="Таблица4.G17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82053952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8" office:value-type="string">
            <text:p text:style-name="P75">Малахов Руслан</text:p>
          </table:table-cell>
          <table:table-cell table:style-name="Таблица4.C18" office:value-type="string">
            <text:p text:style-name="P82">10-В</text:p>
          </table:table-cell>
          <table:table-cell table:style-name="Таблица4.D18" office:value-type="string">
            <text:p text:style-name="P79"/>
          </table:table-cell>
          <table:table-cell table:style-name="Таблица4.E18" office:value-type="string">
            <text:p text:style-name="P76">первинний</text:p>
          </table:table-cell>
          <table:table-cell table:style-name="Таблица4.F18" office:value-type="string">
            <text:p text:style-name="P79"/>
          </table:table-cell>
          <table:table-cell table:style-name="Таблица4.G18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702376840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9" office:value-type="string">
            <text:p text:style-name="P75">Мельничук Єгор</text:p>
          </table:table-cell>
          <table:table-cell table:style-name="Таблица4.C19" office:value-type="string">
            <text:p text:style-name="P82">10-В</text:p>
          </table:table-cell>
          <table:table-cell table:style-name="Таблица4.D19" office:value-type="string">
            <text:p text:style-name="P79"/>
          </table:table-cell>
          <table:table-cell table:style-name="Таблица4.E19" office:value-type="string">
            <text:p text:style-name="P76">первинний</text:p>
          </table:table-cell>
          <table:table-cell table:style-name="Таблица4.F19" office:value-type="string">
            <text:p text:style-name="P79"/>
          </table:table-cell>
          <table:table-cell table:style-name="Таблица4.G1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725668389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0" office:value-type="string">
            <text:p text:style-name="P75">Мирошніченко Яким</text:p>
          </table:table-cell>
          <table:table-cell table:style-name="Таблица4.C20" office:value-type="string">
            <text:p text:style-name="P82">10-В</text:p>
          </table:table-cell>
          <table:table-cell table:style-name="Таблица4.D20" office:value-type="string">
            <text:p text:style-name="P79"/>
          </table:table-cell>
          <table:table-cell table:style-name="Таблица4.E20" office:value-type="string">
            <text:p text:style-name="P76">первинний</text:p>
          </table:table-cell>
          <table:table-cell table:style-name="Таблица4.F20" office:value-type="string">
            <text:p text:style-name="P79"/>
          </table:table-cell>
          <table:table-cell table:style-name="Таблица4.G2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92358659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1" office:value-type="string">
            <text:p text:style-name="P75">Мікулін Микита</text:p>
          </table:table-cell>
          <table:table-cell table:style-name="Таблица4.C21" office:value-type="string">
            <text:p text:style-name="P82">10-В</text:p>
          </table:table-cell>
          <table:table-cell table:style-name="Таблица4.D21" office:value-type="string">
            <text:p text:style-name="P79"/>
          </table:table-cell>
          <table:table-cell table:style-name="Таблица4.E21" office:value-type="string">
            <text:p text:style-name="P76">первинний</text:p>
          </table:table-cell>
          <table:table-cell table:style-name="Таблица4.F21" office:value-type="string">
            <text:p text:style-name="P79"/>
          </table:table-cell>
          <table:table-cell table:style-name="Таблица4.G21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669745998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2" office:value-type="string">
            <text:p text:style-name="P75">Насонова Анна</text:p>
          </table:table-cell>
          <table:table-cell table:style-name="Таблица4.C22" office:value-type="string">
            <text:p text:style-name="P82">10-В</text:p>
          </table:table-cell>
          <table:table-cell table:style-name="Таблица4.D22" office:value-type="string">
            <text:p text:style-name="P79"/>
          </table:table-cell>
          <table:table-cell table:style-name="Таблица4.E22" office:value-type="string">
            <text:p text:style-name="P76">первинний</text:p>
          </table:table-cell>
          <table:table-cell table:style-name="Таблица4.F22" office:value-type="string">
            <text:p text:style-name="P79"/>
          </table:table-cell>
          <table:table-cell table:style-name="Таблица4.G2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635686963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3" office:value-type="string">
            <text:p text:style-name="P75">Овчиннікова Тетяна</text:p>
          </table:table-cell>
          <table:table-cell table:style-name="Таблица4.C23" office:value-type="string">
            <text:p text:style-name="P82">10-В</text:p>
          </table:table-cell>
          <table:table-cell table:style-name="Таблица4.D23" office:value-type="string">
            <text:p text:style-name="P79"/>
          </table:table-cell>
          <table:table-cell table:style-name="Таблица4.E23" office:value-type="string">
            <text:p text:style-name="P76">первинний</text:p>
          </table:table-cell>
          <table:table-cell table:style-name="Таблица4.F23" office:value-type="string">
            <text:p text:style-name="P79"/>
          </table:table-cell>
          <table:table-cell table:style-name="Таблица4.G2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576596348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4" office:value-type="string">
            <text:p text:style-name="P75">Осадчий Євген</text:p>
          </table:table-cell>
          <table:table-cell table:style-name="Таблица4.C24" office:value-type="string">
            <text:p text:style-name="P82">10-В</text:p>
          </table:table-cell>
          <table:table-cell table:style-name="Таблица4.D24" office:value-type="string">
            <text:p text:style-name="P79"/>
          </table:table-cell>
          <table:table-cell table:style-name="Таблица4.E24" office:value-type="string">
            <text:p text:style-name="P76">первинний</text:p>
          </table:table-cell>
          <table:table-cell table:style-name="Таблица4.F24" office:value-type="string">
            <text:p text:style-name="P79"/>
          </table:table-cell>
          <table:table-cell table:style-name="Таблица4.G2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05715945671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5">Парій Олена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05718841022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5">Посохов Максим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05628713047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5">Продайвода Олександр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05638201504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5">Свєтлічний Сергій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05568986744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5">Свірь Микита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05692146780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0" office:value-type="string">
            <text:p text:style-name="P75">Семеренко Ярослав</text:p>
          </table:table-cell>
          <table:table-cell table:style-name="Таблица4.C30" office:value-type="string">
            <text:p text:style-name="P82">10-В</text:p>
          </table:table-cell>
          <table:table-cell table:style-name="Таблица4.D30" office:value-type="string">
            <text:p text:style-name="P79"/>
          </table:table-cell>
          <table:table-cell table:style-name="Таблица4.E30" office:value-type="string">
            <text:p text:style-name="P78">первинний</text:p>
          </table:table-cell>
          <table:table-cell table:style-name="Таблица4.F30" office:value-type="string">
            <text:p text:style-name="P79"/>
          </table:table-cell>
          <table:table-cell table:style-name="Таблица4.G30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05682912057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2" office:value-type="string">
            <text:p text:style-name="P75">Собур Марина</text:p>
          </table:table-cell>
          <table:table-cell table:style-name="Таблица4.C32" office:value-type="string">
            <text:p text:style-name="P82">10-В</text:p>
          </table:table-cell>
          <table:table-cell table:style-name="Таблица4.D32" office:value-type="string">
            <text:p text:style-name="P79"/>
          </table:table-cell>
          <table:table-cell table:style-name="Таблица4.E32" office:value-type="string">
            <text:p text:style-name="P78">первинний</text:p>
          </table:table-cell>
          <table:table-cell table:style-name="Таблица4.F32" office:value-type="string">
            <text:p text:style-name="P79"/>
          </table:table-cell>
          <table:table-cell table:style-name="Таблица4.G32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05538706510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2" office:value-type="string">
            <text:p text:style-name="P75">Сотник Володимир</text:p>
          </table:table-cell>
          <table:table-cell table:style-name="Таблица4.C32" office:value-type="string">
            <text:p text:style-name="P82">10-В</text:p>
          </table:table-cell>
          <table:table-cell table:style-name="Таблица4.D32" office:value-type="string">
            <text:p text:style-name="P79"/>
          </table:table-cell>
          <table:table-cell table:style-name="Таблица4.E32" office:value-type="string">
            <text:p text:style-name="P78">первинний</text:p>
          </table:table-cell>
          <table:table-cell table:style-name="Таблица4.F32" office:value-type="string">
            <text:p text:style-name="P79"/>
          </table:table-cell>
          <table:table-cell table:style-name="Таблица4.G32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05703168168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3" office:value-type="string">
            <text:p text:style-name="P75">Стуконог Каріна</text:p>
          </table:table-cell>
          <table:table-cell table:style-name="Таблица4.C33" office:value-type="string">
            <text:p text:style-name="P82">10-В</text:p>
          </table:table-cell>
          <table:table-cell table:style-name="Таблица4.D33" office:value-type="string">
            <text:p text:style-name="P79"/>
          </table:table-cell>
          <table:table-cell table:style-name="Таблица4.E33" office:value-type="string">
            <text:p text:style-name="P78">первинний</text:p>
          </table:table-cell>
          <table:table-cell table:style-name="Таблица4.F33" office:value-type="string">
            <text:p text:style-name="P79"/>
          </table:table-cell>
          <table:table-cell table:style-name="Таблица4.G33" office:value-type="string">
            <text:p text:style-name="P8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able:table-row table:style-name="Таблица5.2">
          <table:table-cell table:style-name="Таблица5.A2" office:value-type="string">
            <text:list xml:id="list91055716923636" text:continue-list="list91057031681684" text:style-name="L2">
              <text:list-item text:start-value="1">
                <text:p text:style-name="P100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8473401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7521954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72607976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54242044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58930772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910570701877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57716072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54136904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55672435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56684658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7783636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73083295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72377855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3345824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1734760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8435944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0963652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72148803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6489196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56658698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2765917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8851778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0561121911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0559580160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0566808819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0556551247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0553790864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0568270441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0554975047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6">№</text:p>
          </table:table-cell>
          <table:table-cell table:style-name="Таблица6.A1" office:value-type="string">
            <text:p text:style-name="P76">Прізвище, ім’я учня</text:p>
          </table:table-cell>
          <table:table-cell table:style-name="Таблица6.A1" office:value-type="string">
            <text:p text:style-name="P76">Клас</text:p>
          </table:table-cell>
          <table:table-cell table:style-name="Таблица6.A1" office:value-type="string">
            <text:p text:style-name="P76">Дата інструктажу</text:p>
          </table:table-cell>
          <table:table-cell table:style-name="Таблица6.A1" office:value-type="string">
            <text:p text:style-name="P76">Назва інструктажу</text:p>
          </table:table-cell>
          <table:table-cell table:style-name="Таблица6.A1" office:value-type="string">
            <text:p text:style-name="P76">Підпис учня</text:p>
          </table:table-cell>
          <table:table-cell table:style-name="Таблица6.G1" office:value-type="string">
            <text:p text:style-name="P76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91055669733543" text:continue-list="list91055497504791" text:style-name="L2">
              <text:list-item text:start-value="1">
                <text:p text:style-name="P108"/>
              </text:list-item>
            </text:list>
          </table:table-cell>
          <table:table-cell table:style-name="Таблица6.B2" office:value-type="string">
            <text:p text:style-name="P81">Байдин Никита</text:p>
          </table:table-cell>
          <table:table-cell table:style-name="Таблица6.C2" office:value-type="string">
            <text:p text:style-name="P82">10-В</text:p>
          </table:table-cell>
          <table:table-cell table:style-name="Таблица6.D2" office:value-type="string">
            <text:p text:style-name="P79"/>
          </table:table-cell>
          <table:table-cell table:style-name="Таблица6.E2" office:value-type="string">
            <text:p text:style-name="P76">первинний</text:p>
          </table:table-cell>
          <table:table-cell table:style-name="Таблица6.F2" office:value-type="string">
            <text:p text:style-name="P79"/>
          </table:table-cell>
          <table:table-cell table:style-name="Таблица6.G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672831783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" office:value-type="string">
            <text:p text:style-name="P75">Баришніков Дмитро</text:p>
          </table:table-cell>
          <table:table-cell table:style-name="Таблица6.C3" office:value-type="string">
            <text:p text:style-name="P82">10-В</text:p>
          </table:table-cell>
          <table:table-cell table:style-name="Таблица6.D3" office:value-type="string">
            <text:p text:style-name="P79"/>
          </table:table-cell>
          <table:table-cell table:style-name="Таблица6.E3" office:value-type="string">
            <text:p text:style-name="P76">первинний</text:p>
          </table:table-cell>
          <table:table-cell table:style-name="Таблица6.F3" office:value-type="string">
            <text:p text:style-name="P79"/>
          </table:table-cell>
          <table:table-cell table:style-name="Таблица6.G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751875832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4" office:value-type="string">
            <text:p text:style-name="P75">Веселов Михайло</text:p>
          </table:table-cell>
          <table:table-cell table:style-name="Таблица6.C4" office:value-type="string">
            <text:p text:style-name="P82">10-В</text:p>
          </table:table-cell>
          <table:table-cell table:style-name="Таблица6.D4" office:value-type="string">
            <text:p text:style-name="P79"/>
          </table:table-cell>
          <table:table-cell table:style-name="Таблица6.E4" office:value-type="string">
            <text:p text:style-name="P76">первинний</text:p>
          </table:table-cell>
          <table:table-cell table:style-name="Таблица6.F4" office:value-type="string">
            <text:p text:style-name="P79"/>
          </table:table-cell>
          <table:table-cell table:style-name="Таблица6.G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559643548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5" office:value-type="string">
            <text:p text:style-name="P75">Височанський Владислав</text:p>
          </table:table-cell>
          <table:table-cell table:style-name="Таблица6.C5" office:value-type="string">
            <text:p text:style-name="P82">10-В</text:p>
          </table:table-cell>
          <table:table-cell table:style-name="Таблица6.D5" office:value-type="string">
            <text:p text:style-name="P79"/>
          </table:table-cell>
          <table:table-cell table:style-name="Таблица6.E5" office:value-type="string">
            <text:p text:style-name="P76">первинний</text:p>
          </table:table-cell>
          <table:table-cell table:style-name="Таблица6.F5" office:value-type="string">
            <text:p text:style-name="P79"/>
          </table:table-cell>
          <table:table-cell table:style-name="Таблица6.G5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749601335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6" office:value-type="string">
            <text:p text:style-name="P75">Волобуєва Тетяна</text:p>
          </table:table-cell>
          <table:table-cell table:style-name="Таблица6.C6" office:value-type="string">
            <text:p text:style-name="P82">10-В</text:p>
          </table:table-cell>
          <table:table-cell table:style-name="Таблица6.D6" office:value-type="string">
            <text:p text:style-name="P79"/>
          </table:table-cell>
          <table:table-cell table:style-name="Таблица6.E6" office:value-type="string">
            <text:p text:style-name="P76">первинний</text:p>
          </table:table-cell>
          <table:table-cell table:style-name="Таблица6.F6" office:value-type="string">
            <text:p text:style-name="P79"/>
          </table:table-cell>
          <table:table-cell table:style-name="Таблица6.G6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605368497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7" office:value-type="string">
            <text:p text:style-name="P75">Дудкіна Ганна</text:p>
          </table:table-cell>
          <table:table-cell table:style-name="Таблица6.C7" office:value-type="string">
            <text:p text:style-name="P82">10-В</text:p>
          </table:table-cell>
          <table:table-cell table:style-name="Таблица6.D7" office:value-type="string">
            <text:p text:style-name="P79"/>
          </table:table-cell>
          <table:table-cell table:style-name="Таблица6.E7" office:value-type="string">
            <text:p text:style-name="P76">первинний</text:p>
          </table:table-cell>
          <table:table-cell table:style-name="Таблица6.F7" office:value-type="string">
            <text:p text:style-name="P79"/>
          </table:table-cell>
          <table:table-cell table:style-name="Таблица6.G7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584135289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8" office:value-type="string">
            <text:p text:style-name="P75">Єгіазарян Давіт</text:p>
          </table:table-cell>
          <table:table-cell table:style-name="Таблица6.C8" office:value-type="string">
            <text:p text:style-name="P82">10-В</text:p>
          </table:table-cell>
          <table:table-cell table:style-name="Таблица6.D8" office:value-type="string">
            <text:p text:style-name="P79"/>
          </table:table-cell>
          <table:table-cell table:style-name="Таблица6.E8" office:value-type="string">
            <text:p text:style-name="P76">первинний</text:p>
          </table:table-cell>
          <table:table-cell table:style-name="Таблица6.F8" office:value-type="string">
            <text:p text:style-name="P79"/>
          </table:table-cell>
          <table:table-cell table:style-name="Таблица6.G8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558975955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9" office:value-type="string">
            <text:p text:style-name="P75">Замишляєва Ганна</text:p>
          </table:table-cell>
          <table:table-cell table:style-name="Таблица6.C9" office:value-type="string">
            <text:p text:style-name="P82">10-В</text:p>
          </table:table-cell>
          <table:table-cell table:style-name="Таблица6.D9" office:value-type="string">
            <text:p text:style-name="P79"/>
          </table:table-cell>
          <table:table-cell table:style-name="Таблица6.E9" office:value-type="string">
            <text:p text:style-name="P76">первинний</text:p>
          </table:table-cell>
          <table:table-cell table:style-name="Таблица6.F9" office:value-type="string">
            <text:p text:style-name="P79"/>
          </table:table-cell>
          <table:table-cell table:style-name="Таблица6.G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639768491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0" office:value-type="string">
            <text:p text:style-name="P75">Земляний Олександр</text:p>
          </table:table-cell>
          <table:table-cell table:style-name="Таблица6.C10" office:value-type="string">
            <text:p text:style-name="P82">10-В</text:p>
          </table:table-cell>
          <table:table-cell table:style-name="Таблица6.D10" office:value-type="string">
            <text:p text:style-name="P79"/>
          </table:table-cell>
          <table:table-cell table:style-name="Таблица6.E10" office:value-type="string">
            <text:p text:style-name="P76">первинний</text:p>
          </table:table-cell>
          <table:table-cell table:style-name="Таблица6.F10" office:value-type="string">
            <text:p text:style-name="P79"/>
          </table:table-cell>
          <table:table-cell table:style-name="Таблица6.G1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707553820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1" office:value-type="string">
            <text:p text:style-name="P75">Іванісов Денис</text:p>
          </table:table-cell>
          <table:table-cell table:style-name="Таблица6.C11" office:value-type="string">
            <text:p text:style-name="P82">10-В</text:p>
          </table:table-cell>
          <table:table-cell table:style-name="Таблица6.D11" office:value-type="string">
            <text:p text:style-name="P79"/>
          </table:table-cell>
          <table:table-cell table:style-name="Таблица6.E11" office:value-type="string">
            <text:p text:style-name="P76">первинний</text:p>
          </table:table-cell>
          <table:table-cell table:style-name="Таблица6.F11" office:value-type="string">
            <text:p text:style-name="P79"/>
          </table:table-cell>
          <table:table-cell table:style-name="Таблица6.G1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699096999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2" office:value-type="string">
            <text:p text:style-name="P75">Коваль Наталія</text:p>
          </table:table-cell>
          <table:table-cell table:style-name="Таблица6.C12" office:value-type="string">
            <text:p text:style-name="P82">10-В</text:p>
          </table:table-cell>
          <table:table-cell table:style-name="Таблица6.D12" office:value-type="string">
            <text:p text:style-name="P79"/>
          </table:table-cell>
          <table:table-cell table:style-name="Таблица6.E12" office:value-type="string">
            <text:p text:style-name="P76">первинний</text:p>
          </table:table-cell>
          <table:table-cell table:style-name="Таблица6.F12" office:value-type="string">
            <text:p text:style-name="P79"/>
          </table:table-cell>
          <table:table-cell table:style-name="Таблица6.G1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632961601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3" office:value-type="string">
            <text:p text:style-name="P75">Ковальов Юрій</text:p>
          </table:table-cell>
          <table:table-cell table:style-name="Таблица6.C13" office:value-type="string">
            <text:p text:style-name="P82">10-В</text:p>
          </table:table-cell>
          <table:table-cell table:style-name="Таблица6.D13" office:value-type="string">
            <text:p text:style-name="P79"/>
          </table:table-cell>
          <table:table-cell table:style-name="Таблица6.E13" office:value-type="string">
            <text:p text:style-name="P76">первинний</text:p>
          </table:table-cell>
          <table:table-cell table:style-name="Таблица6.F13" office:value-type="string">
            <text:p text:style-name="P79"/>
          </table:table-cell>
          <table:table-cell table:style-name="Таблица6.G1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756124734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4" office:value-type="string">
            <text:p text:style-name="P75">Кряж Дмитро</text:p>
          </table:table-cell>
          <table:table-cell table:style-name="Таблица6.C14" office:value-type="string">
            <text:p text:style-name="P82">10-В</text:p>
          </table:table-cell>
          <table:table-cell table:style-name="Таблица6.D14" office:value-type="string">
            <text:p text:style-name="P79"/>
          </table:table-cell>
          <table:table-cell table:style-name="Таблица6.E14" office:value-type="string">
            <text:p text:style-name="P76">первинний</text:p>
          </table:table-cell>
          <table:table-cell table:style-name="Таблица6.F14" office:value-type="string">
            <text:p text:style-name="P79"/>
          </table:table-cell>
          <table:table-cell table:style-name="Таблица6.G1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715857391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5" office:value-type="string">
            <text:p text:style-name="P75">Куршубадзе Еліта</text:p>
          </table:table-cell>
          <table:table-cell table:style-name="Таблица6.C15" office:value-type="string">
            <text:p text:style-name="P82">10-В</text:p>
          </table:table-cell>
          <table:table-cell table:style-name="Таблица6.D15" office:value-type="string">
            <text:p text:style-name="P79"/>
          </table:table-cell>
          <table:table-cell table:style-name="Таблица6.E15" office:value-type="string">
            <text:p text:style-name="P76">первинний</text:p>
          </table:table-cell>
          <table:table-cell table:style-name="Таблица6.F15" office:value-type="string">
            <text:p text:style-name="P79"/>
          </table:table-cell>
          <table:table-cell table:style-name="Таблица6.G15" office:value-type="string">
            <text:p text:style-name="P79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9105756187608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6" office:value-type="string">
            <text:p text:style-name="P75">Лебідь Вікторія</text:p>
          </table:table-cell>
          <table:table-cell table:style-name="Таблица6.C16" office:value-type="string">
            <text:p text:style-name="P82">10-В</text:p>
          </table:table-cell>
          <table:table-cell table:style-name="Таблица6.D16" office:value-type="string">
            <text:p text:style-name="P79"/>
          </table:table-cell>
          <table:table-cell table:style-name="Таблица6.E16" office:value-type="string">
            <text:p text:style-name="P76">первинний</text:p>
          </table:table-cell>
          <table:table-cell table:style-name="Таблица6.F16" office:value-type="string">
            <text:p text:style-name="P79"/>
          </table:table-cell>
          <table:table-cell table:style-name="Таблица6.G16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572884290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7" office:value-type="string">
            <text:p text:style-name="P75">Луценко Олександр</text:p>
          </table:table-cell>
          <table:table-cell table:style-name="Таблица6.C17" office:value-type="string">
            <text:p text:style-name="P82">10-В</text:p>
          </table:table-cell>
          <table:table-cell table:style-name="Таблица6.D17" office:value-type="string">
            <text:p text:style-name="P79"/>
          </table:table-cell>
          <table:table-cell table:style-name="Таблица6.E17" office:value-type="string">
            <text:p text:style-name="P76">первинний</text:p>
          </table:table-cell>
          <table:table-cell table:style-name="Таблица6.F17" office:value-type="string">
            <text:p text:style-name="P79"/>
          </table:table-cell>
          <table:table-cell table:style-name="Таблица6.G17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563840382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8" office:value-type="string">
            <text:p text:style-name="P75">Малахов Руслан</text:p>
          </table:table-cell>
          <table:table-cell table:style-name="Таблица6.C18" office:value-type="string">
            <text:p text:style-name="P82">10-В</text:p>
          </table:table-cell>
          <table:table-cell table:style-name="Таблица6.D18" office:value-type="string">
            <text:p text:style-name="P79"/>
          </table:table-cell>
          <table:table-cell table:style-name="Таблица6.E18" office:value-type="string">
            <text:p text:style-name="P76">первинний</text:p>
          </table:table-cell>
          <table:table-cell table:style-name="Таблица6.F18" office:value-type="string">
            <text:p text:style-name="P79"/>
          </table:table-cell>
          <table:table-cell table:style-name="Таблица6.G18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683981366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9" office:value-type="string">
            <text:p text:style-name="P75">Мельничук Єгор</text:p>
          </table:table-cell>
          <table:table-cell table:style-name="Таблица6.C19" office:value-type="string">
            <text:p text:style-name="P82">10-В</text:p>
          </table:table-cell>
          <table:table-cell table:style-name="Таблица6.D19" office:value-type="string">
            <text:p text:style-name="P79"/>
          </table:table-cell>
          <table:table-cell table:style-name="Таблица6.E19" office:value-type="string">
            <text:p text:style-name="P76">первинний</text:p>
          </table:table-cell>
          <table:table-cell table:style-name="Таблица6.F19" office:value-type="string">
            <text:p text:style-name="P79"/>
          </table:table-cell>
          <table:table-cell table:style-name="Таблица6.G1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717415615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0" office:value-type="string">
            <text:p text:style-name="P75">Мирошніченко Яким</text:p>
          </table:table-cell>
          <table:table-cell table:style-name="Таблица6.C20" office:value-type="string">
            <text:p text:style-name="P82">10-В</text:p>
          </table:table-cell>
          <table:table-cell table:style-name="Таблица6.D20" office:value-type="string">
            <text:p text:style-name="P79"/>
          </table:table-cell>
          <table:table-cell table:style-name="Таблица6.E20" office:value-type="string">
            <text:p text:style-name="P76">первинний</text:p>
          </table:table-cell>
          <table:table-cell table:style-name="Таблица6.F20" office:value-type="string">
            <text:p text:style-name="P79"/>
          </table:table-cell>
          <table:table-cell table:style-name="Таблица6.G2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646947821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1" office:value-type="string">
            <text:p text:style-name="P75">Мікулін Микита</text:p>
          </table:table-cell>
          <table:table-cell table:style-name="Таблица6.C21" office:value-type="string">
            <text:p text:style-name="P82">10-В</text:p>
          </table:table-cell>
          <table:table-cell table:style-name="Таблица6.D21" office:value-type="string">
            <text:p text:style-name="P79"/>
          </table:table-cell>
          <table:table-cell table:style-name="Таблица6.E21" office:value-type="string">
            <text:p text:style-name="P76">первинний</text:p>
          </table:table-cell>
          <table:table-cell table:style-name="Таблица6.F21" office:value-type="string">
            <text:p text:style-name="P79"/>
          </table:table-cell>
          <table:table-cell table:style-name="Таблица6.G2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627371925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2" office:value-type="string">
            <text:p text:style-name="P75">Насонова Анна</text:p>
          </table:table-cell>
          <table:table-cell table:style-name="Таблица6.C22" office:value-type="string">
            <text:p text:style-name="P82">10-В</text:p>
          </table:table-cell>
          <table:table-cell table:style-name="Таблица6.D22" office:value-type="string">
            <text:p text:style-name="P79"/>
          </table:table-cell>
          <table:table-cell table:style-name="Таблица6.E22" office:value-type="string">
            <text:p text:style-name="P76">первинний</text:p>
          </table:table-cell>
          <table:table-cell table:style-name="Таблица6.F22" office:value-type="string">
            <text:p text:style-name="P79"/>
          </table:table-cell>
          <table:table-cell table:style-name="Таблица6.G2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598646294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3" office:value-type="string">
            <text:p text:style-name="P75">Овчиннікова Тетяна</text:p>
          </table:table-cell>
          <table:table-cell table:style-name="Таблица6.C23" office:value-type="string">
            <text:p text:style-name="P82">10-В</text:p>
          </table:table-cell>
          <table:table-cell table:style-name="Таблица6.D23" office:value-type="string">
            <text:p text:style-name="P79"/>
          </table:table-cell>
          <table:table-cell table:style-name="Таблица6.E23" office:value-type="string">
            <text:p text:style-name="P76">первинний</text:p>
          </table:table-cell>
          <table:table-cell table:style-name="Таблица6.F23" office:value-type="string">
            <text:p text:style-name="P79"/>
          </table:table-cell>
          <table:table-cell table:style-name="Таблица6.G2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753244051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4" office:value-type="string">
            <text:p text:style-name="P75">Осадчий Євген</text:p>
          </table:table-cell>
          <table:table-cell table:style-name="Таблица6.C24" office:value-type="string">
            <text:p text:style-name="P82">10-В</text:p>
          </table:table-cell>
          <table:table-cell table:style-name="Таблица6.D24" office:value-type="string">
            <text:p text:style-name="P79"/>
          </table:table-cell>
          <table:table-cell table:style-name="Таблица6.E24" office:value-type="string">
            <text:p text:style-name="P76">первинний</text:p>
          </table:table-cell>
          <table:table-cell table:style-name="Таблица6.F24" office:value-type="string">
            <text:p text:style-name="P79"/>
          </table:table-cell>
          <table:table-cell table:style-name="Таблица6.G2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05698623777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5">Парій Олена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05575973843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5">Посохов Максим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05559249150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5">Продайвода Олександр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05759346596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5">Свєтлічний Сергій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05708197451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5">Свірь Микита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05571096411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0" office:value-type="string">
            <text:p text:style-name="P75">Семеренко Ярослав</text:p>
          </table:table-cell>
          <table:table-cell table:style-name="Таблица6.C30" office:value-type="string">
            <text:p text:style-name="P82">10-В</text:p>
          </table:table-cell>
          <table:table-cell table:style-name="Таблица6.D30" office:value-type="string">
            <text:p text:style-name="P79"/>
          </table:table-cell>
          <table:table-cell table:style-name="Таблица6.E30" office:value-type="string">
            <text:p text:style-name="P78">первинний</text:p>
          </table:table-cell>
          <table:table-cell table:style-name="Таблица6.F30" office:value-type="string">
            <text:p text:style-name="P79"/>
          </table:table-cell>
          <table:table-cell table:style-name="Таблица6.G30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05753511968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1" office:value-type="string">
            <text:p text:style-name="P75">Собур Марина</text:p>
          </table:table-cell>
          <table:table-cell table:style-name="Таблица6.C31" office:value-type="string">
            <text:p text:style-name="P82">10-В</text:p>
          </table:table-cell>
          <table:table-cell table:style-name="Таблица6.D31" office:value-type="string">
            <text:p text:style-name="P79"/>
          </table:table-cell>
          <table:table-cell table:style-name="Таблица6.E31" office:value-type="string">
            <text:p text:style-name="P78">первинний</text:p>
          </table:table-cell>
          <table:table-cell table:style-name="Таблица6.F31" office:value-type="string">
            <text:p text:style-name="P79"/>
          </table:table-cell>
          <table:table-cell table:style-name="Таблица6.G31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05558589891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2" office:value-type="string">
            <text:p text:style-name="P75">Сотник Володимир</text:p>
          </table:table-cell>
          <table:table-cell table:style-name="Таблица6.C32" office:value-type="string">
            <text:p text:style-name="P82">10-В</text:p>
          </table:table-cell>
          <table:table-cell table:style-name="Таблица6.D32" office:value-type="string">
            <text:p text:style-name="P79"/>
          </table:table-cell>
          <table:table-cell table:style-name="Таблица6.E32" office:value-type="string">
            <text:p text:style-name="P78">первинний</text:p>
          </table:table-cell>
          <table:table-cell table:style-name="Таблица6.F32" office:value-type="string">
            <text:p text:style-name="P79"/>
          </table:table-cell>
          <table:table-cell table:style-name="Таблица6.G32" office:value-type="string">
            <text:p text:style-name="P80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91055622501223" text:continue-list="list91055585898913" text:style-name="L2">
              <text:list-item text:start-value="1">
                <text:p text:style-name="P100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55519021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76095481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71939576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56772817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55089396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64652791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68073975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55610610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65455670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59957726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72104866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57404034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69895940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59856037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64240047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76373818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65332804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62084276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74169175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910559894444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70872124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60267949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56499139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0557777570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10566968677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10556159786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10561177339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10559358385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91056393163778" text:continue-list="list91055935838500" text:style-name="L2">
              <text:list-item text:start-value="1">
                <text:p text:style-name="P100"/>
              </text:list-item>
            </text:list>
          </table:table-cell>
          <table:table-cell table:style-name="Таблица8.B2" office:value-type="string">
            <text:p text:style-name="P83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58398530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3" office:value-type="string">
            <text:p text:style-name="P83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0893425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4" office:value-type="string">
            <text:p text:style-name="P83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74596549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5" office:value-type="string">
            <text:p text:style-name="P83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57629634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6" office:value-type="string">
            <text:p text:style-name="P83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0666697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7" office:value-type="string">
            <text:p text:style-name="P83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76936146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8" office:value-type="string">
            <text:p text:style-name="P83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5343665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9" office:value-type="string">
            <text:p text:style-name="P83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59821540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0" office:value-type="string">
            <text:p text:style-name="P83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58656818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1" office:value-type="string">
            <text:p text:style-name="P83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7763154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2" office:value-type="string">
            <text:p text:style-name="P83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75127646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3" office:value-type="string">
            <text:p text:style-name="P83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1092423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4" office:value-type="string">
            <text:p text:style-name="P83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75495825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5" office:value-type="string">
            <text:p text:style-name="P83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4776161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6" office:value-type="string">
            <text:p text:style-name="P83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73302700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7" office:value-type="string">
            <text:p text:style-name="P83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8386071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8" office:value-type="string">
            <text:p text:style-name="P83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7774679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9" office:value-type="string">
            <text:p text:style-name="P83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75505595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0" office:value-type="string">
            <text:p text:style-name="P83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71013303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1" office:value-type="string">
            <text:p text:style-name="P83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74961721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2" office:value-type="string">
            <text:p text:style-name="P83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4710426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3" office:value-type="string">
            <text:p text:style-name="P83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75925163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4" office:value-type="string">
            <text:p text:style-name="P83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0561411770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5" office:value-type="string">
            <text:p text:style-name="P83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910572444559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6" office:value-type="string">
            <text:p text:style-name="P83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4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91057807915615" text:continue-list="list91057244455911" text:style-name="L2">
              <text:list-item text:start-value="1">
                <text:p text:style-name="P102"/>
              </text:list-item>
            </text:list>
          </table:table-cell>
          <table:table-cell table:style-name="Таблица14.B2" office:value-type="string">
            <text:p text:style-name="P85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3107054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3" office:value-type="string">
            <text:p text:style-name="P85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06262308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4" office:value-type="string">
            <text:p text:style-name="P85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19130369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5" office:value-type="string">
            <text:p text:style-name="P85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6673895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6" office:value-type="string">
            <text:p text:style-name="P85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46019992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7" office:value-type="string">
            <text:p text:style-name="P85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57588801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8" office:value-type="string">
            <text:p text:style-name="P85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17311658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9" office:value-type="string">
            <text:p text:style-name="P85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44225305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0" office:value-type="string">
            <text:p text:style-name="P85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2323278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1" office:value-type="string">
            <text:p text:style-name="P85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6882780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2" office:value-type="string">
            <text:p text:style-name="P85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17857489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3" office:value-type="string">
            <text:p text:style-name="P85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583266577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4" office:value-type="string">
            <text:p text:style-name="P85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57262751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5" office:value-type="string">
            <text:p text:style-name="P85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5334312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6" office:value-type="string">
            <text:p text:style-name="P85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26082189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7" office:value-type="string">
            <text:p text:style-name="P85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6695766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8" office:value-type="string">
            <text:p text:style-name="P85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3742387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9" office:value-type="string">
            <text:p text:style-name="P85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5582980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0" office:value-type="string">
            <text:p text:style-name="P85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50510067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1" office:value-type="string">
            <text:p text:style-name="P85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6191527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2" office:value-type="string">
            <text:p text:style-name="P85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10760584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3" office:value-type="string">
            <text:p text:style-name="P85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2254103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4" office:value-type="string">
            <text:p text:style-name="P85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675854005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5" office:value-type="string">
            <text:p text:style-name="P85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05762638718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6" office:value-type="string">
            <text:p text:style-name="P85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91056839208388" text:continue-list="list91057626387180" text:style-name="L2">
              <text:list-item text:start-value="1">
                <text:p text:style-name="P100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73233616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1120871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58959061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0489946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9178290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70638594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3888458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59610822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7246987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73602064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76783214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72493281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59800607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59714697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77146860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72692019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910567997202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6396052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3046697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76685470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8489961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6853038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0564066148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0564175144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0575958537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0575512392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0561364915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0578310148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0563140305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91056778393627" text:continue-list="list91056314030504" text:style-name="L2">
              <text:list-item text:start-value="1">
                <text:p text:style-name="P100"/>
              </text:list-item>
            </text:list>
          </table:table-cell>
          <table:table-cell table:style-name="Таблица10.B2" office:value-type="string">
            <text:p text:style-name="P86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3573829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" office:value-type="string">
            <text:p text:style-name="P86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63215886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4" office:value-type="string">
            <text:p text:style-name="P86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3122214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5" office:value-type="string">
            <text:p text:style-name="P86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0096785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6" office:value-type="string">
            <text:p text:style-name="P86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1397298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7" office:value-type="string">
            <text:p text:style-name="P86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0432333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8" office:value-type="string">
            <text:p text:style-name="P86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2467882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9" office:value-type="string">
            <text:p text:style-name="P86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1419680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0" office:value-type="string">
            <text:p text:style-name="P86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5551473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1" office:value-type="string">
            <text:p text:style-name="P86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7229167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2" office:value-type="string">
            <text:p text:style-name="P86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6582288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3" office:value-type="string">
            <text:p text:style-name="P86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5997589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4" office:value-type="string">
            <text:p text:style-name="P86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5395388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5" office:value-type="string">
            <text:p text:style-name="P86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7823786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6" office:value-type="string">
            <text:p text:style-name="P86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2256729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7" office:value-type="string">
            <text:p text:style-name="P86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5817764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8" office:value-type="string">
            <text:p text:style-name="P86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9922017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9" office:value-type="string">
            <text:p text:style-name="P86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0184014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0" office:value-type="string">
            <text:p text:style-name="P86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64262359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1" office:value-type="string">
            <text:p text:style-name="P86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3990623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2" office:value-type="string">
            <text:p text:style-name="P86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8636625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3" office:value-type="string">
            <text:p text:style-name="P86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1881402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4" office:value-type="string">
            <text:p text:style-name="P86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0572616145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0571100952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0580250735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0577766180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0575340597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0577916738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0560241919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2" office:value-type="string">
            <text:p text:style-name="P86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0563564218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2" office:value-type="string">
            <text:p text:style-name="P86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0576920399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3" office:value-type="string">
            <text:p text:style-name="P86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6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91057497033703" text:continue-list="list91057692039967" text:style-name="L2">
              <text:list-item text:start-value="1">
                <text:p text:style-name="P103"/>
              </text:list-item>
            </text:list>
          </table:table-cell>
          <table:table-cell table:style-name="Таблица16.B2" office:value-type="string">
            <text:p text:style-name="P88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59721697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" office:value-type="string">
            <text:p text:style-name="P88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62839940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4" office:value-type="string">
            <text:p text:style-name="P88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68843700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5" office:value-type="string">
            <text:p text:style-name="P88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13213837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6" office:value-type="string">
            <text:p text:style-name="P88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1840833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7" office:value-type="string">
            <text:p text:style-name="P88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08414971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8" office:value-type="string">
            <text:p text:style-name="P88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89832871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9" office:value-type="string">
            <text:p text:style-name="P88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17494041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0" office:value-type="string">
            <text:p text:style-name="P88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06948130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1" office:value-type="string">
            <text:p text:style-name="P88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40809974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2" office:value-type="string">
            <text:p text:style-name="P88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20770711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3" office:value-type="string">
            <text:p text:style-name="P88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97130791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4" office:value-type="string">
            <text:p text:style-name="P88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81035305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5" office:value-type="string">
            <text:p text:style-name="P88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80608366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6" office:value-type="string">
            <text:p text:style-name="P88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34657235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7" office:value-type="string">
            <text:p text:style-name="P88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80208650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8" office:value-type="string">
            <text:p text:style-name="P88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3939397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9" office:value-type="string">
            <text:p text:style-name="P88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58819020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0" office:value-type="string">
            <text:p text:style-name="P88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9927070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1" office:value-type="string">
            <text:p text:style-name="P88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85346034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2" office:value-type="string">
            <text:p text:style-name="P88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6652771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3" office:value-type="string">
            <text:p text:style-name="P88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10604072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4" office:value-type="string">
            <text:p text:style-name="P88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5606948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70285479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05471874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69188840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807108149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8325714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97886604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2" office:value-type="string">
            <text:p text:style-name="P88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650773883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2" office:value-type="string">
            <text:p text:style-name="P88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05767787370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3" office:value-type="string">
            <text:p text:style-name="P88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91057981901603" text:continue-list="list91057677873703" text:style-name="L2">
              <text:list-item text:start-value="1">
                <text:p text:style-name="P100"/>
              </text:list-item>
            </text:list>
          </table:table-cell>
          <table:table-cell table:style-name="Таблица11.B2" office:value-type="string">
            <text:p text:style-name="P86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65024664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3" office:value-type="string">
            <text:p text:style-name="P86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62550491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4" office:value-type="string">
            <text:p text:style-name="P86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4180486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5" office:value-type="string">
            <text:p text:style-name="P86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62483046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6" office:value-type="string">
            <text:p text:style-name="P86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4408001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7" office:value-type="string">
            <text:p text:style-name="P86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64428754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8" office:value-type="string">
            <text:p text:style-name="P86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8529189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9" office:value-type="string">
            <text:p text:style-name="P86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67537920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0" office:value-type="string">
            <text:p text:style-name="P86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0051175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1" office:value-type="string">
            <text:p text:style-name="P86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63756146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2" office:value-type="string">
            <text:p text:style-name="P86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6893299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3" office:value-type="string">
            <text:p text:style-name="P86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80949612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4" office:value-type="string">
            <text:p text:style-name="P86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0949389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5" office:value-type="string">
            <text:p text:style-name="P86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5084920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6" office:value-type="string">
            <text:p text:style-name="P86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64994109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7" office:value-type="string">
            <text:p text:style-name="P86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7690352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8" office:value-type="string">
            <text:p text:style-name="P86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80856984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9" office:value-type="string">
            <text:p text:style-name="P86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0998975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0" office:value-type="string">
            <text:p text:style-name="P86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81875935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1" office:value-type="string">
            <text:p text:style-name="P86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6461584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2" office:value-type="string">
            <text:p text:style-name="P86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64474693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3" office:value-type="string">
            <text:p text:style-name="P86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5301835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4" office:value-type="string">
            <text:p text:style-name="P86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0579465587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0564114896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0563914022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0580626703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0574781309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0573630023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30" office:value-type="string">
            <text:p text:style-name="P86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5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91058308709947" text:continue-list="list91057363002390" text:style-name="L2">
              <text:list-item text:start-value="1">
                <text:p text:style-name="P104"/>
              </text:list-item>
            </text:list>
          </table:table-cell>
          <table:table-cell table:style-name="Таблица15.B2" office:value-type="string">
            <text:p text:style-name="P87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46169072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3" office:value-type="string">
            <text:p text:style-name="P87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30076464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4" office:value-type="string">
            <text:p text:style-name="P87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76804304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5" office:value-type="string">
            <text:p text:style-name="P87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651622170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6" office:value-type="string">
            <text:p text:style-name="P87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82540518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7" office:value-type="string">
            <text:p text:style-name="P87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56810729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8" office:value-type="string">
            <text:p text:style-name="P87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05975614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9" office:value-type="string">
            <text:p text:style-name="P87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73277856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0" office:value-type="string">
            <text:p text:style-name="P87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48581859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1" office:value-type="string">
            <text:p text:style-name="P87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64995155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2" office:value-type="string">
            <text:p text:style-name="P87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683592058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3" office:value-type="string">
            <text:p text:style-name="P87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828537695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4" office:value-type="string">
            <text:p text:style-name="P87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664239909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5" office:value-type="string">
            <text:p text:style-name="P87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649139047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6" office:value-type="string">
            <text:p text:style-name="P87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818264427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7" office:value-type="string">
            <text:p text:style-name="P87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26606403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8" office:value-type="string">
            <text:p text:style-name="P87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634547568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9" office:value-type="string">
            <text:p text:style-name="P87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65620751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0" office:value-type="string">
            <text:p text:style-name="P87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15775115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1" office:value-type="string">
            <text:p text:style-name="P87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68957820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2" office:value-type="string">
            <text:p text:style-name="P87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819043961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3" office:value-type="string">
            <text:p text:style-name="P87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814292238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4" office:value-type="string">
            <text:p text:style-name="P87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46071731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82945777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776036672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655546319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809220128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05696106451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30" office:value-type="string">
            <text:p text:style-name="P87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91057184840416" text:continue-list="list91056961064516" text:style-name="L2">
              <text:list-item text:start-value="1">
                <text:p text:style-name="P100"/>
              </text:list-item>
            </text:list>
          </table:table-cell>
          <table:table-cell table:style-name="Таблица12.B2" office:value-type="string">
            <text:p text:style-name="P83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6379102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" office:value-type="string">
            <text:p text:style-name="P83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6095981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4" office:value-type="string">
            <text:p text:style-name="P83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65226154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5" office:value-type="string">
            <text:p text:style-name="P83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83694057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6" office:value-type="string">
            <text:p text:style-name="P83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83265068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7" office:value-type="string">
            <text:p text:style-name="P83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0141850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8" office:value-type="string">
            <text:p text:style-name="P83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3061350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9" office:value-type="string">
            <text:p text:style-name="P83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66134734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0" office:value-type="string">
            <text:p text:style-name="P83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83943945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1" office:value-type="string">
            <text:p text:style-name="P83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81601083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2" office:value-type="string">
            <text:p text:style-name="P83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3134919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3" office:value-type="string">
            <text:p text:style-name="P83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6701778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4" office:value-type="string">
            <text:p text:style-name="P83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9546814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5" office:value-type="string">
            <text:p text:style-name="P83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0020977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6" office:value-type="string">
            <text:p text:style-name="P83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77948496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7" office:value-type="string">
            <text:p text:style-name="P83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66298028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8" office:value-type="string">
            <text:p text:style-name="P83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1983627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9" office:value-type="string">
            <text:p text:style-name="P83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2835678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0" office:value-type="string">
            <text:p text:style-name="P83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0580360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1" office:value-type="string">
            <text:p text:style-name="P83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66519310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2" office:value-type="string">
            <text:p text:style-name="P83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85340146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3" office:value-type="string">
            <text:p text:style-name="P83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77637758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4" office:value-type="string">
            <text:p text:style-name="P83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0566297917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82076754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75859207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66857453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82893905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72341395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79420467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70360936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69851618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81749386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0573090377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5" office:value-type="string">
            <text:p text:style-name="P83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Директор школи</text:p>
      <text:p text:style-name="P2">_____________________</text:p>
      <text:p text:style-name="P2"><text:soft-page-break/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91057807268307" text:continue-list="list91057309037750" text:style-name="L2">
              <text:list-item text:start-value="1">
                <text:p text:style-name="P105"/>
              </text:list-item>
            </text:list>
          </table:table-cell>
          <table:table-cell table:style-name="Таблица13.B2" office:value-type="string">
            <text:p text:style-name="P84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7593897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" office:value-type="string">
            <text:p text:style-name="P84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674007663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4" office:value-type="string">
            <text:p text:style-name="P84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688570249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5" office:value-type="string">
            <text:p text:style-name="P84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834072608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6" office:value-type="string">
            <text:p text:style-name="P84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30412849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7" office:value-type="string">
            <text:p text:style-name="P84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651110662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8" office:value-type="string">
            <text:p text:style-name="P84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650950285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9" office:value-type="string">
            <text:p text:style-name="P84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692274506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0" office:value-type="string">
            <text:p text:style-name="P84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22933490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1" office:value-type="string">
            <text:p text:style-name="P84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841884811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2" office:value-type="string">
            <text:p text:style-name="P84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818113641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3" office:value-type="string">
            <text:p text:style-name="P84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69191204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4" office:value-type="string">
            <text:p text:style-name="P84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850976313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5" office:value-type="string">
            <text:p text:style-name="P84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48022238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6" office:value-type="string">
            <text:p text:style-name="P84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6738826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7" office:value-type="string">
            <text:p text:style-name="P84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83279264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8" office:value-type="string">
            <text:p text:style-name="P84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691788488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9" office:value-type="string">
            <text:p text:style-name="P84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665383355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0" office:value-type="string">
            <text:p text:style-name="P84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64691089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1" office:value-type="string">
            <text:p text:style-name="P84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865075534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2" office:value-type="string">
            <text:p text:style-name="P84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62903593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3" office:value-type="string">
            <text:p text:style-name="P84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5524824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4" office:value-type="string">
            <text:p text:style-name="P84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6508306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84856432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72786624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20515662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3609075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846225976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668327417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21224124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66649894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770224494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05866832637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5" office:value-type="string">
            <text:p text:style-name="P84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8-12-21T09:10:54.199935861</dc:date>
    <meta:editing-duration>PT1H23M12S</meta:editing-duration>
    <meta:editing-cycles>18</meta:editing-cycles>
    <meta:generator>LibreOffice/6.1.3.2$Linux_X86_64 LibreOffice_project/10$Build-2</meta:generator>
    <meta:document-statistic meta:table-count="18" meta:image-count="17" meta:object-count="0" meta:page-count="19" meta:paragraph-count="2715" meta:word-count="3592" meta:character-count="23932" meta:non-whitespace-character-count="23105"/>
  </office:meta>
</office:document-meta>
</file>